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3" style:family="table">
      <style:table-properties style:width="6.2993in" table:align="margins" style:writing-mode="lr-tb"/>
    </style:style>
    <style:style style:name="Table3.A" style:family="table-column">
      <style:table-column-properties style:column-width="0.4146in" style:rel-column-width="4311*"/>
    </style:style>
    <style:style style:name="Table3.B" style:family="table-column">
      <style:table-column-properties style:column-width="1.5639in" style:rel-column-width="16270*"/>
    </style:style>
    <style:style style:name="Table3.C" style:family="table-column">
      <style:table-column-properties style:column-width="4.3208in" style:rel-column-width="44954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5.6688in" style:rel-width="90%" fo:margin-left="-0.0417in" table:align="left" style:writing-mode="lr-tb"/>
    </style:style>
    <style:style style:name="Table1.A" style:family="table-column">
      <style:table-column-properties style:column-width="1.4167in" style:rel-column-width="2064*"/>
    </style:style>
    <style:style style:name="Table1.C" style:family="table-column">
      <style:table-column-properties style:column-width="1.4174in" style:rel-column-width="2065*"/>
    </style:style>
    <style:style style:name="Table1.D" style:family="table-column">
      <style:table-column-properties style:column-width="0.8507in" style:rel-column-width="1239*"/>
    </style:style>
    <style:style style:name="Table1.E" style:family="table-column">
      <style:table-column-properties style:column-width="0.5667in" style:rel-column-width="82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style:border-line-width="0.0208in 0.0104in 0.0104in" fo:padding-left="0.0313in" fo:padding-right="0.0208in" fo:padding-top="0.0208in" fo:padding-bottom="0.0208in" fo:border="3pt double #c0c0c0" style:writing-mode="lr-tb"/>
    </style:style>
    <style:style style:name="Table2" style:family="table">
      <style:table-properties style:width="5.6688in" style:rel-width="90%" fo:margin-left="-0.0417in" table:align="left" style:writing-mode="lr-tb"/>
    </style:style>
    <style:style style:name="Table2.A" style:family="table-column">
      <style:table-column-properties style:column-width="1.4167in" style:rel-column-width="2064*"/>
    </style:style>
    <style:style style:name="Table2.C" style:family="table-column">
      <style:table-column-properties style:column-width="1.4174in" style:rel-column-width="2065*"/>
    </style:style>
    <style:style style:name="Table2.D" style:family="table-column">
      <style:table-column-properties style:column-width="0.8507in" style:rel-column-width="1239*"/>
    </style:style>
    <style:style style:name="Table2.E" style:family="table-column">
      <style:table-column-properties style:column-width="0.5667in" style:rel-column-width="82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style:border-line-width="0.0208in 0.0104in 0.0104in" fo:padding-left="0.0313in" fo:padding-right="0.0208in" fo:padding-top="0.0208in" fo:padding-bottom="0.0208in" fo:border="3pt double #c0c0c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er_20_and_20_Footer">
      <style:paragraph-properties fo:text-align="center" style:justify-single-word="false" fo:break-before="page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Contents_20_2">
      <style:paragraph-properties>
        <style:tab-stops>
          <style:tab-stop style:position="6.2925in" style:type="right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2925in" style:type="right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2925in" style:type="right"/>
        </style:tab-stops>
      </style:paragraph-properties>
    </style:style>
    <style:style style:name="P8" style:family="paragraph" style:parent-style-name="Обычный">
      <style:paragraph-properties fo:text-align="justify" style:justify-single-word="false"/>
    </style:style>
    <style:style style:name="P9" style:family="paragraph" style:parent-style-name="Обычный">
      <style:text-properties officeooo:rsid="001eb38c" officeooo:paragraph-rsid="001eb38c"/>
    </style:style>
    <style:style style:name="P10" style:family="paragraph" style:parent-style-name="Обычный">
      <style:text-properties officeooo:paragraph-rsid="001eb38c"/>
    </style:style>
    <style:style style:name="P11" style:family="paragraph" style:parent-style-name="Standard">
      <style:text-properties fo:language="none" fo:country="none" style:language-asian="none" style:country-asian="none"/>
    </style:style>
    <style:style style:name="P12" style:family="paragraph" style:parent-style-name="Обычный">
      <style:text-properties style:text-underline-style="solid" style:text-underline-width="auto" style:text-underline-color="font-color"/>
    </style:style>
    <style:style style:name="P13" style:family="paragraph" style:parent-style-name="Обычный">
      <style:paragraph-properties fo:break-before="page"/>
    </style:style>
    <style:style style:name="P14" style:family="paragraph" style:parent-style-name="Обычный">
      <style:text-properties officeooo:paragraph-rsid="00214395"/>
    </style:style>
    <style:style style:name="P15" style:family="paragraph" style:parent-style-name="Table_20_Contents">
      <style:paragraph-properties fo:text-align="center" style:justify-single-word="false"/>
      <style:text-properties officeooo:rsid="001fad5e" officeooo:paragraph-rsid="001fad5e"/>
    </style:style>
    <style:style style:name="P16" style:family="paragraph" style:parent-style-name="Обычный">
      <style:text-properties officeooo:paragraph-rsid="001fad5e"/>
    </style:style>
    <style:style style:name="P17" style:family="paragraph" style:parent-style-name="Heading_20_1" style:master-page-name="Convert_20_1">
      <style:paragraph-properties style:page-number="auto"/>
    </style:style>
    <style:style style:name="P18" style:family="paragraph" style:parent-style-name="Heading_20_2">
      <style:text-properties officeooo:rsid="001eb38c" officeooo:paragraph-rsid="001eb38c"/>
    </style:style>
    <style:style style:name="P19" style:family="paragraph" style:parent-style-name="Heading_20_2">
      <style:text-properties officeooo:paragraph-rsid="001eb38c"/>
    </style:style>
    <style:style style:name="P20" style:family="paragraph" style:parent-style-name="Heading_20_2">
      <style:paragraph-properties fo:text-align="justify" style:justify-single-word="false"/>
    </style:style>
    <style:style style:name="P21" style:family="paragraph" style:parent-style-name="Heading_20_2">
      <style:text-properties officeooo:paragraph-rsid="00214395"/>
    </style:style>
    <style:style style:name="P22" style:family="paragraph" style:parent-style-name="Heading_20_2">
      <style:paragraph-properties fo:keep-with-next="auto"/>
    </style:style>
    <style:style style:name="P23" style:family="paragraph" style:parent-style-name="Heading_20_3">
      <style:paragraph-properties fo:keep-with-next="auto"/>
    </style:style>
    <style:style style:name="P24" style:family="paragraph" style:parent-style-name="Heading_20_4">
      <style:paragraph-properties fo:keep-with-next="auto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Комментарии_20_-_20_список" style:list-style-name="WW8Num20"/>
    <style:style style:name="P27" style:family="paragraph" style:parent-style-name="Комментарии_20_-_20_список" style:list-style-name="WW8Num20">
      <style:text-properties fo:language="ru" fo:country="RU"/>
    </style:style>
    <style:style style:name="P28" style:family="paragraph" style:parent-style-name="Комментарии_20_-_20_список" style:list-style-name="WW8Num20">
      <style:text-properties fo:language="ru" fo:country="RU" style:font-size-complex="9pt"/>
    </style:style>
    <style:style style:name="P29" style:family="paragraph" style:parent-style-name="Список_20_2" style:list-style-name="WW8Num20"/>
    <style:style style:name="P30" style:family="paragraph" style:parent-style-name="Список_20_2" style:list-style-name="WW8Num20">
      <style:text-properties officeooo:paragraph-rsid="001fad5e"/>
    </style:style>
    <style:style style:name="P31" style:family="paragraph" style:parent-style-name="Список_20_2" style:list-style-name="WW8Num20">
      <style:text-properties officeooo:paragraph-rsid="00214395"/>
    </style:style>
    <style:style style:name="P32" style:family="paragraph" style:parent-style-name="Список_20_2" style:list-style-name="WW8Num20">
      <style:text-properties officeooo:rsid="001eb38c" officeooo:paragraph-rsid="001eb38c"/>
    </style:style>
    <style:style style:name="P33" style:family="paragraph" style:parent-style-name="Список_20_2" style:list-style-name="WW8Num20">
      <style:text-properties officeooo:rsid="00214395" officeooo:paragraph-rsid="0021439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none" fo:country="none" style:language-asian="none" style:country-asian="none"/>
    </style:style>
    <style:style style:name="T3" style:family="text">
      <style:text-properties fo:language="none" fo:country="none" officeooo:rsid="001eb38c" style:language-asian="none" style:country-asian="none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font-size-complex="9pt"/>
    </style:style>
    <style:style style:name="T6" style:family="text">
      <style:text-properties officeooo:rsid="001eb38c"/>
    </style:style>
    <style:style style:name="T7" style:family="text">
      <style:text-properties officeooo:rsid="001fad5e"/>
    </style:style>
    <style:style style:name="T8" style:family="text">
      <style:text-properties officeooo:rsid="00214395"/>
    </style:style>
    <style:style style:name="T9" style:family="text">
      <style:text-properties officeooo:rsid="0026438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ЗАГОЛОВОК_20__28_титульная_29_" text:outline-level="1">НАИМЕНОВАНИЕ ОРГАНИЗАЦИИ</text:h>
      <text:p text:style-name="Обычный"/>
      <text:p text:style-name="P3">УТВЕРЖДАЮ</text:p>
      <text:p text:style-name="Обычный">Руководитель (должность, наименование предприятия - заказчика АС)</text:p>
      <text:p text:style-name="Обычный"><text:span text:style-name="T1">Личная подпись</text:span> <text:s/><text:span text:style-name="T1">Расшифровка подписи</text:span></text:p>
      <text:p text:style-name="P12">Печать</text:p>
      <text:p text:style-name="P12">Дата </text:p>
      <text:p text:style-name="P3">УТВЕРЖДАЮ</text:p>
      <text:p text:style-name="Обычный">Руководитель (должность, наименование предприятия - заказчика АС)</text:p>
      <text:p text:style-name="Обычный"><text:span text:style-name="T1">Личная подпись</text:span> <text:s/><text:span text:style-name="T1">Расшифровка подписи</text:span></text:p>
      <text:p text:style-name="P12">Печать</text:p>
      <text:p text:style-name="P12">Дата<text:span text:style-name="T1"/></text:p>
      <text:p text:style-name="Подзаголовок_20__28_титульная_29_">Наименование вида АС</text:p>
      <text:p text:style-name="Подзаголовок_20__28_титульная_29_">Наименование объекта автоматизации</text:p>
      <text:h text:style-name="ЗАГОЛОВОК_20__28_титульная_29_" text:outline-level="1">Сокращенное наменование АС</text:h>
      <text:h text:style-name="ЗАГОЛОВОК_20__28_титульная_29_" text:outline-level="1">техническое задание</text:h>
      <text:p text:style-name="Дата"/>
      <text:p text:style-name="P3">На <text:page-count style:num-format="1">26</text:page-count><text:s/>листах</text:p>
      <text:p text:style-name="Обычный"/>
      <text:p text:style-name="Обычный"/>
      <text:p text:style-name="Дата">Действует с «___»________2007 г.</text:p>
      <text:p text:style-name="Обычный"/>
      <text:p text:style-name="Обычный"/>
      <text:p text:style-name="Обычный">СОГЛАСОВАНО</text:p>
      <text:p text:style-name="Обычный">Руководитель (должность, наименование согласующей организации)</text:p>
      <text:p text:style-name="Обычный"><text:span text:style-name="T1">Личная подпись</text:span> <text:s/><text:span text:style-name="T1">Расшифровка подписи</text:span></text:p>
      <text:p text:style-name="P12">Печать</text:p>
      <text:p text:style-name="P12">Дата</text:p>
      <text:p text:style-name="P12"/>
      <text:p text:style-name="Обычный"/>
      <text:p text:style-name="Дата">Москва 2007</text:p>
      <text:p text:style-name="P2"><text:bookmark-start text:name="__RefHeading___Toc177034340"/>СОДЕРЖАНИЕ:<text:bookmark-end text:name="__RefHeading___Toc177034340"/></text:p>
      <text:table-of-content text:style-name="Sect1" text:name="Table of Contents1">
        <text:table-of-content-source text:outline-level="1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  <text:index-source-style text:style-name="ЗАГОЛОВОК_20_ПРИЛОЖЕНИЯ"/>
          </text:index-source-styles>
        </text:table-of-content-source>
        <text:index-body>
          <text:p text:style-name="Contents_20_1"><text:span text:style-name="T3">1</text:span><text:a xlink:type="simple" xlink:href="#__RefHeading___Toc177034341" text:style-name="Index_20_Link" text:visited-style-name="Index_20_Link"><text:span text:style-name="T2"> ОБЩИЕ ПОЛОЖЕНИЯ<text:tab/>5</text:span></text:a></text:p>
          <text:p text:style-name="P5"><text:a xlink:type="simple" xlink:href="#__RefHeading___Toc177034342" text:style-name="Index_20_Link" text:visited-style-name="Index_20_Link"><text:span text:style-name="T2">2.1 Полное наименование системы и ее условное обозначение<text:tab/>5</text:span></text:a></text:p>
          <text:p text:style-name="P5"><text:a xlink:type="simple" xlink:href="#__RefHeading___Toc177034343" text:style-name="Index_20_Link" text:visited-style-name="Index_20_Link"><text:span text:style-name="T2">2.2 Номер договора (контракта)<text:tab/>5</text:span></text:a></text:p>
          <text:p text:style-name="P5"><text:a xlink:type="simple" xlink:href="#__RefHeading___Toc177034344" text:style-name="Index_20_Link" text:visited-style-name="Index_20_Link"><text:span text:style-name="T2">2.3 Наименования организации-заказчика и организаций-участников работ<text:tab/>5</text:span></text:a></text:p>
          <text:p text:style-name="P5"><text:a xlink:type="simple" xlink:href="#__RefHeading___Toc177034345" text:style-name="Index_20_Link" text:visited-style-name="Index_20_Link"><text:span text:style-name="T2">2.4 Перечень документов, на основании которых создается система<text:tab/>5</text:span></text:a></text:p>
          <text:p text:style-name="P5"><text:a xlink:type="simple" xlink:href="#__RefHeading___Toc177034346" text:style-name="Index_20_Link" text:visited-style-name="Index_20_Link"><text:span text:style-name="T2">2.5 Плановые сроки начала и окончания работы по созданию системы<text:tab/>5</text:span></text:a></text:p>
          <text:p text:style-name="P5"><text:a xlink:type="simple" xlink:href="#__RefHeading___Toc177034347" text:style-name="Index_20_Link" text:visited-style-name="Index_20_Link"><text:span text:style-name="T2">2.6 Источники и порядок финансирования работ<text:tab/>5</text:span></text:a></text:p>
          <text:p text:style-name="P5"><text:a xlink:type="simple" xlink:href="#__RefHeading___Toc177034348" text:style-name="Index_20_Link" text:visited-style-name="Index_20_Link"><text:span text:style-name="T2">2.7 Порядок оформления и предъявления заказчику результатов работ по созданию системы<text:tab/>5</text:span></text:a></text:p>
          <text:p text:style-name="P5"><text:a xlink:type="simple" xlink:href="#__RefHeading___Toc177034349" text:style-name="Index_20_Link" text:visited-style-name="Index_20_Link"><text:span text:style-name="T2">2.8 Перечень нормативно-технических документов, методических материалов, использованных при разработке ТЗ<text:tab/>5</text:span></text:a></text:p>
          <text:p text:style-name="P5"><text:a xlink:type="simple" xlink:href="#__RefHeading___Toc177034350" text:style-name="Index_20_Link" text:visited-style-name="Index_20_Link"><text:span text:style-name="T2">2.9 Определения, обозначения и сокращения<text:tab/>5</text:span></text:a></text:p>
          <text:p text:style-name="Contents_20_1"><text:a xlink:type="simple" xlink:href="#__RefHeading___Toc177034351" text:style-name="Index_20_Link" text:visited-style-name="Index_20_Link"><text:span text:style-name="T2">3 НАЗНАЧЕНИЕ И ЦЕЛИ СОЗДАНИЯ СИСТЕМЫ<text:tab/>6</text:span></text:a></text:p>
          <text:p text:style-name="P5"><text:a xlink:type="simple" xlink:href="#__RefHeading___Toc177034352" text:style-name="Index_20_Link" text:visited-style-name="Index_20_Link"><text:span text:style-name="T2">3.1 Назначение системы<text:tab/>6</text:span></text:a></text:p>
          <text:p text:style-name="P5"><text:a xlink:type="simple" xlink:href="#__RefHeading___Toc177034353" text:style-name="Index_20_Link" text:visited-style-name="Index_20_Link"><text:span text:style-name="T2">3.2 Цели создания системы<text:tab/>6</text:span></text:a></text:p>
          <text:p text:style-name="Contents_20_1"><text:a xlink:type="simple" xlink:href="#__RefHeading___Toc177034354" text:style-name="Index_20_Link" text:visited-style-name="Index_20_Link"><text:span text:style-name="T2">4 ХАРАКТЕРИСТИКА ОБЪЕКТА АВТОМАТИЗАЦИИ<text:tab/>7</text:span></text:a></text:p>
          <text:p text:style-name="Contents_20_1"><text:a xlink:type="simple" xlink:href="#__RefHeading___Toc177034355" text:style-name="Index_20_Link" text:visited-style-name="Index_20_Link"><text:span text:style-name="T2">5 ТРЕБОВАНИЯ К СИСТЕМЕ<text:tab/>8</text:span></text:a></text:p>
          <text:p text:style-name="P5"><text:a xlink:type="simple" xlink:href="#__RefHeading___Toc177034356" text:style-name="Index_20_Link" text:visited-style-name="Index_20_Link"><text:span text:style-name="T2">5.1 Требования к системе в целом<text:tab/>8</text:span></text:a></text:p>
          <text:p text:style-name="P6"><text:a xlink:type="simple" xlink:href="#__RefHeading___Toc177034357" text:style-name="Index_20_Link" text:visited-style-name="Index_20_Link"><text:span text:style-name="T2">5.1.1 Требования к структуре и функционированию системы<text:tab/>8</text:span></text:a></text:p>
          <text:p text:style-name="P7"><text:a xlink:type="simple" xlink:href="#__RefHeading___Toc177034358" text:style-name="Index_20_Link" text:visited-style-name="Index_20_Link"><text:span text:style-name="T2">5.1.1.1 Перечень подсистем, их назначение и основные характеристики<text:tab/>9</text:span></text:a></text:p>
          <text:p text:style-name="P7"><text:a xlink:type="simple" xlink:href="#__RefHeading___Toc177034359" text:style-name="Index_20_Link" text:visited-style-name="Index_20_Link"><text:span text:style-name="T2">5.1.1.2 Требования к способам и средствам связи для информационного обмена между компонентами системы<text:tab/>9</text:span></text:a></text:p>
          <text:p text:style-name="P6"><text:a xlink:type="simple" xlink:href="#__RefHeading___Toc177034360" text:style-name="Index_20_Link" text:visited-style-name="Index_20_Link"><text:span text:style-name="T2">5.1.2 Требования к численности и квалификации персонала системы<text:tab/>9</text:span></text:a></text:p>
          <text:p text:style-name="P6"><text:a xlink:type="simple" xlink:href="#__RefHeading___Toc177034361" text:style-name="Index_20_Link" text:visited-style-name="Index_20_Link"><text:span text:style-name="T2">5.1.3 Показатели назначения<text:tab/>9</text:span></text:a></text:p>
          <text:p text:style-name="P6"><text:a xlink:type="simple" xlink:href="#__RefHeading___Toc177034362" text:style-name="Index_20_Link" text:visited-style-name="Index_20_Link"><text:span text:style-name="T2">5.1.4 Требования к надежности<text:tab/>9</text:span></text:a></text:p>
          <text:p text:style-name="P6"><text:a xlink:type="simple" xlink:href="#__RefHeading___Toc177034363" text:style-name="Index_20_Link" text:visited-style-name="Index_20_Link"><text:span text:style-name="T2">5.1.5 Требования к безопасности<text:tab/>10</text:span></text:a></text:p>
          <text:p text:style-name="P6"><text:a xlink:type="simple" xlink:href="#__RefHeading___Toc177034364" text:style-name="Index_20_Link" text:visited-style-name="Index_20_Link"><text:span text:style-name="T2">5.1.6 Требования к эргономике и технической эстетике<text:tab/>10</text:span></text:a></text:p>
          <text:p text:style-name="P6"><text:a xlink:type="simple" xlink:href="#__RefHeading___Toc177034365" text:style-name="Index_20_Link" text:visited-style-name="Index_20_Link"><text:span text:style-name="T2">5.1.7 Требования к транспортабельности для подвижных АС<text:tab/>10</text:span></text:a></text:p>
          <text:p text:style-name="P6"><text:a xlink:type="simple" xlink:href="#__RefHeading___Toc177034366" text:style-name="Index_20_Link" text:visited-style-name="Index_20_Link"><text:span text:style-name="T2">5.1.8 Требования к эксплуатации, техническому обслуживанию, ремонту и хранению компонентов системы<text:tab/>10</text:span></text:a></text:p>
          <text:p text:style-name="P6"><text:a xlink:type="simple" xlink:href="#__RefHeading___Toc177034367" text:style-name="Index_20_Link" text:visited-style-name="Index_20_Link"><text:span text:style-name="T2">5.1.9 Требования к защите информации от несанкционированного доступа<text:tab/>11</text:span></text:a></text:p>
          <text:p text:style-name="P6"><text:a xlink:type="simple" xlink:href="#__RefHeading___Toc177034368" text:style-name="Index_20_Link" text:visited-style-name="Index_20_Link"><text:span text:style-name="T2">5.1.10 Требования по сохранности информации при авариях<text:tab/>11</text:span></text:a></text:p>
          <text:p text:style-name="P6"><text:a xlink:type="simple" xlink:href="#__RefHeading___Toc177034369" text:style-name="Index_20_Link" text:visited-style-name="Index_20_Link"><text:span text:style-name="T2">5.1.11 Требования к защите от влияния внешних воздействий<text:tab/>11</text:span></text:a></text:p>
          <text:p text:style-name="P6"><text:a xlink:type="simple" xlink:href="#__RefHeading___Toc177034370" text:style-name="Index_20_Link" text:visited-style-name="Index_20_Link"><text:span text:style-name="T2">5.1.12 Требования к патентной частоте<text:tab/>11</text:span></text:a></text:p>
          <text:p text:style-name="P6"><text:a xlink:type="simple" xlink:href="#__RefHeading___Toc177034371" text:style-name="Index_20_Link" text:visited-style-name="Index_20_Link"><text:span text:style-name="T2">5.1.13 Требования по стандартизации и унификации<text:tab/>11</text:span></text:a></text:p>
          <text:p text:style-name="P6"><text:a xlink:type="simple" xlink:href="#__RefHeading___Toc177034372" text:style-name="Index_20_Link" text:visited-style-name="Index_20_Link"><text:span text:style-name="T2">5.1.14 Дополнительные требования<text:tab/>11</text:span></text:a></text:p>
          <text:p text:style-name="P5"><text:a xlink:type="simple" xlink:href="#__RefHeading___Toc177034373" text:style-name="Index_20_Link" text:visited-style-name="Index_20_Link"><text:span text:style-name="T2">5.2 Требования к функциям (задачам), выполняемым системой<text:tab/>12</text:span></text:a></text:p>
          <text:p text:style-name="P5"><text:a xlink:type="simple" xlink:href="#__RefHeading___Toc177034374" text:style-name="Index_20_Link" text:visited-style-name="Index_20_Link"><text:span text:style-name="T2">5.3 Требования к видам обеспечения<text:tab/>12</text:span></text:a></text:p>
          <text:p text:style-name="P6"><text:a xlink:type="simple" xlink:href="#__RefHeading___Toc177034375" text:style-name="Index_20_Link" text:visited-style-name="Index_20_Link"><text:span text:style-name="T2">5.3.1 Требования к математическому обеспечению системы<text:tab/>12</text:span></text:a></text:p>
          <text:p text:style-name="P6"><text:a xlink:type="simple" xlink:href="#__RefHeading___Toc177034376" text:style-name="Index_20_Link" text:visited-style-name="Index_20_Link"><text:span text:style-name="T2">5.3.2 Требования информационному обеспечению системы<text:tab/>13</text:span></text:a></text:p>
          <text:p text:style-name="P6"><text:a xlink:type="simple" xlink:href="#__RefHeading___Toc177034377" text:style-name="Index_20_Link" text:visited-style-name="Index_20_Link"><text:span text:style-name="T2">5.3.3 Требования к лингвистическому обеспечению системы<text:tab/>13</text:span></text:a></text:p>
          <text:p text:style-name="P6"><text:a xlink:type="simple" xlink:href="#__RefHeading___Toc177034378" text:style-name="Index_20_Link" text:visited-style-name="Index_20_Link"><text:span text:style-name="T2">5.3.4 Требования к программному обеспечению системы<text:tab/>13</text:span></text:a></text:p>
          <text:p text:style-name="P6"><text:a xlink:type="simple" xlink:href="#__RefHeading___Toc177034379" text:style-name="Index_20_Link" text:visited-style-name="Index_20_Link"><text:span text:style-name="T2">5.3.5 Требования к техническому обеспечению<text:tab/>14</text:span></text:a></text:p>
          <text:p text:style-name="P6"><text:a xlink:type="simple" xlink:href="#__RefHeading___Toc177034380" text:style-name="Index_20_Link" text:visited-style-name="Index_20_Link"><text:span text:style-name="T2">5.3.6 Требования к метрологическому обеспечению<text:tab/>14</text:span></text:a></text:p>
          <text:p text:style-name="P6"><text:a xlink:type="simple" xlink:href="#__RefHeading___Toc177034381" text:style-name="Index_20_Link" text:visited-style-name="Index_20_Link"><text:span text:style-name="T2">5.3.7 Требования к организационному обеспечению<text:tab/>14</text:span></text:a></text:p>
          <text:p text:style-name="P6"><text:a xlink:type="simple" xlink:href="#__RefHeading___Toc177034382" text:style-name="Index_20_Link" text:visited-style-name="Index_20_Link"><text:span text:style-name="T2">5.3.8 Требования к методическому обеспечению<text:tab/>14</text:span></text:a></text:p>
          <text:p text:style-name="Contents_20_1"><text:a xlink:type="simple" xlink:href="#__RefHeading___Toc177034383" text:style-name="Index_20_Link" text:visited-style-name="Index_20_Link"><text:span text:style-name="T2">6 СОСТАВ И СОДЕРЖАНИЕ РАБОТ ПО СОЗДАНИЮ (РАЗВИТИЮ) СИСТЕМЫ<text:tab/>16</text:span></text:a></text:p>
          <text:p text:style-name="Contents_20_1"><text:a xlink:type="simple" xlink:href="#__RefHeading___Toc177034384" text:style-name="Index_20_Link" text:visited-style-name="Index_20_Link"><text:span text:style-name="T2">7 ПОРЯДОК КОНТРОЛЯ И ПРИЕМКИ СИСТЕМЫ<text:tab/>17</text:span></text:a></text:p>
          <text:p text:style-name="P5"><text:a xlink:type="simple" xlink:href="#__RefHeading___Toc177034385" text:style-name="Index_20_Link" text:visited-style-name="Index_20_Link"><text:span text:style-name="T2">7.1 Виды, состав, объем и методы испытаний системы<text:tab/>17</text:span></text:a></text:p>
          <text:p text:style-name="P5"><text:a xlink:type="simple" xlink:href="#__RefHeading___Toc177034386" text:style-name="Index_20_Link" text:visited-style-name="Index_20_Link"><text:span text:style-name="T2">7.2 Общие требования к приемке работ по стадиям<text:tab/>17</text:span></text:a></text:p>
          <text:p text:style-name="P5"><text:a xlink:type="simple" xlink:href="#__RefHeading___Toc177034387" text:style-name="Index_20_Link" text:visited-style-name="Index_20_Link"><text:span text:style-name="T2">7.3 Статус приемочной комиссии<text:tab/>17</text:span></text:a></text:p>
          <text:p text:style-name="Contents_20_1"><text:a xlink:type="simple" xlink:href="#__RefHeading___Toc177034388" text:style-name="Index_20_Link" text:visited-style-name="Index_20_Link"><text:soft-page-break/><text:span text:style-name="T2">8 ТРЕБОВАНИЯ К СОСТАВУ И СОДЕРЖАНИЮ РАБОТ ПО ПОДГОТОВКЕ ОБЪЕКТА АВТОМАТИЗАЦИИ К ВВОДУ СИСТЕМЫ В ДЕЙСТВИЕ<text:tab/>18</text:span></text:a></text:p>
          <text:p text:style-name="Contents_20_1"><text:a xlink:type="simple" xlink:href="#__RefHeading___Toc177034389" text:style-name="Index_20_Link" text:visited-style-name="Index_20_Link"><text:span text:style-name="T2">9 ТРЕБОВАНИЯ К ДОКУМЕНТИРОВАНИЮ<text:tab/>19</text:span></text:a></text:p>
          <text:p text:style-name="Contents_20_1"><text:a xlink:type="simple" xlink:href="#__RefHeading___Toc177034390" text:style-name="Index_20_Link" text:visited-style-name="Index_20_Link"><text:span text:style-name="T2">10 ИСТОЧНИКИ РАЗРАБОТКИ<text:tab/>20</text:span></text:a></text:p>
          <text:p text:style-name="Contents_20_1"><text:a xlink:type="simple" xlink:href="#__RefHeading___Toc177034391" text:style-name="Index_20_Link" text:visited-style-name="Index_20_Link"><text:span text:style-name="T2">ПРИЛОЖЕНИЕ А<text:tab/>21</text:span></text:a></text:p>
        </text:index-body>
      </text:table-of-content>
      <text:p text:style-name="P11"/>
      <text:h text:style-name="P17" text:outline-level="1"><text:bookmark-start text:name="_Ref52756232"/><text:bookmark-start text:name="_Ref52756240"/><text:bookmark-start text:name="__RefHeading___Toc177034341"/>ОБЩИЕ ПОЛОЖЕНИЯ<text:bookmark-end text:name="__RefHeading___Toc177034341"/></text:h>
      <text:h text:style-name="Heading_20_2" text:outline-level="2">Полное наименование системы и её условное обозначение</text:h>
      <text:p text:style-name="P9">Полное наименование системы: Автоматизированная информационная система управления музыкальным коллективом «АИС Astra».</text:p>
      <text:p text:style-name="P9">Условное обозначение: АИС Astra.</text:p>
      <text:h text:style-name="P18" text:outline-level="2">Шифр темы</text:h>
      <text:p text:style-name="P9">Шифр темы: АИС-<text:span text:style-name="T7">ФБОУ-</text:span>ASTRA</text:p>
      <text:h text:style-name="P19" text:outline-level="2"><text:bookmark-start text:name="__RefHeading___Toc177034344 Copy 1"/>Наименования организации-заказчика и организаций-участников работ<text:bookmark-end text:name="__RefHeading___Toc177034344 Copy 1"/></text:h>
      <text:p text:style-name="P10">Заказчиком системы является Федеральное <text:span text:style-name="T7">государственное бюджетное образовательное учреждение высшего образования </text:span>"<text:span text:style-name="T7">Томский государственный университет систем управления и радиоэлектроники</text:span>".</text:p>
      <text:p text:style-name="P10">Адрес заказчика: <text:span text:style-name="T7">634050</text:span> г. <text:span text:style-name="T7">Томск</text:span>, <text:span text:style-name="T7">пр. Ленина</text:span>, д.<text:span text:style-name="T7">40</text:span>.</text:p>
      <text:p text:style-name="P10">Разработчиком системы является: <text:span text:style-name="T7">ФСУ, гр. 430-1, 430-2</text:span>.</text:p>
      <text:p text:style-name="P10">Адрес разработчика: <text:span text:style-name="T7">634045</text:span> г. <text:span text:style-name="T7">Томск</text:span>, <text:span text:style-name="T7">ул. Ф. Л</text:span><text:span text:style-name="T9">ы</text:span><text:span text:style-name="T7">ткина</text:span>, д.<text:span text:style-name="T7">10</text:span>.</text:p>
      <text:h text:style-name="Heading_20_2" text:outline-level="2">Перечень документов, на основании которых создается система</text:h>
      <text:list xml:id="list1349425501" text:style-name="WW8Num20">
        <text:list-item>
          <text:p text:style-name="P32">Федеральный закон от …</text:p>
        </text:list-item>
        <text:list-item>
          <text:p text:style-name="P32">…</text:p>
        </text:list-item>
      </text:list>
      <text:h text:style-name="Heading_20_2" text:outline-level="2">Плановые сроки начала и окончания работы по созданию системы</text:h>
      <text:p text:style-name="P9">Плановый срок начала работ — 01.09.2023.</text:p>
      <text:p text:style-name="P9">Плановый срок окончания работ — 31.12.2023</text:p>
      <text:h text:style-name="P19" text:outline-level="2"><text:bookmark-start text:name="__RefHeading___Toc177034347 Copy 1"/>Источники и порядок финансирования работ<text:bookmark-end text:name="__RefHeading___Toc177034347 Copy 1"/></text:h>
      <text:p text:style-name="P10">Источником финансирования является бюджет Российской Федерации.</text:p>
      <text:p text:style-name="P10">Порядок финансирования определяется условиями <text:span text:style-name="T7">______</text:span>.</text:p>
      <text:h text:style-name="P19" text:outline-level="2"><text:bookmark-start text:name="__RefHeading___Toc177034348 Copy 1"/><text:soft-page-break/>Порядок оформления и предъявления заказчику результатов работ по созданию системы<text:bookmark-end text:name="__RefHeading___Toc177034348 Copy 1"/></text:h>
      <text:p text:style-name="P10">Порядок предъявления результатов работ по созданию <text:span text:style-name="T6">АИС «Astra»</text:span> и ее испытаний определен в разделе 6 настоящего ЧТЗ. Совместно с предъявлением программного обеспечения <text:span text:style-name="T6">АИС «Astra»</text:span> производится сдача разработанного Исполнителем комплекта документации согласно разделу 8 настоящего ЧТЗ.</text:p>
      <text:p text:style-name="Обычный">Результаты работ передаются Заказчику в порядке, определенном контрактом в соответствии с Календарным планом работ контракта на основании Актов сдачи-приемки выполненных работ (этапа работ).</text:p>
      <text:p text:style-name="P10">Документация <text:span text:style-name="T6">АИС «Astra»</text:span> передается на бумажных (два экземпляра, один экземпляр после подписания Заказчиком должен быть возвращен Исполнителю) и на машинных носителях (<text:span text:style-name="T6">flash USB</text:span>). Текстовые документы, передаваемые на машинных носителях, должны быть представлены в форматах PDF.</text:p>
      <text:p text:style-name="Обычный">Все материалы передаются с сопроводительными документами Исполнителя.</text:p>
      <text:h text:style-name="P20" text:outline-level="2"><text:bookmark-start text:name="__RefHeading___Toc177034349"/>Перечень нормативно-технических документов, методических материалов, использованных при разработке ТЗ<text:bookmark-end text:name="__RefHeading___Toc177034349"/></text:h>
      <text:list xml:id="list204140202516712" text:continue-numbering="true" text:style-name="WW8Num20">
        <text:list-item>
          <text:p text:style-name="P29">ГОСТ 19.201-78. ТЕХНИЧЕСКОЕ ЗАДАНИЕ. ТРЕБОВАНИЯ К СОДЕРЖАНИЮ И ОФОРМЛЕНИЮ;</text:p>
        </text:list-item>
        <text:list-item>
          <text:p text:style-name="P29">ГОСТ 34.601-90. Комплекс стандартов на автоматизированные системы. Автоматизированные системы. Стадии создания;</text:p>
        </text:list-item>
        <text:list-item>
          <text:p text:style-name="P29">ГОСТ 34.201-89. Информационная технология. Комплекс стандартов на автоматизированные системы. Виды, комплексность и обозначение документов при создании автоматизированных систем;</text:p>
        </text:list-item>
        <text:list-item>
          <text:p text:style-name="P29">РД 50-34.698-90. Методические указания. Информационная технология. Комплекс стандартов на автоматизированные системы. Автоматизированные системы. Требования к содержанию документов.</text:p>
        </text:list-item>
      </text:list>
      <text:h text:style-name="P20" text:outline-level="2"><text:bookmark-start text:name="__RefHeading___Toc177034350"/>Определения, обозначения и сокращения<text:bookmark-end text:name="__RefHeading___Toc177034350"/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N</text:p>
          </table:table-cell>
          <table:table-cell table:style-name="Table3.A1" office:value-type="string">
            <text:p text:style-name="P15">Сокращение</text:p>
          </table:table-cell>
          <table:table-cell table:style-name="Table3.C1" office:value-type="string">
            <text:p text:style-name="P15">Расшифровка</text:p>
          </table:table-cell>
        </table:table-row>
        <table:table-row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ТЗ</text:p>
          </table:table-cell>
          <table:table-cell table:style-name="Table3.C2" office:value-type="string">
            <text:p text:style-name="P4"><text:s/><text:span text:style-name="T7">Техническое задание</text:span></text:p>
          </table:table-cell>
        </table:table-row>
        <table:table-row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15">АИС</text:p>
          </table:table-cell>
          <table:table-cell table:style-name="Table3.C2" office:value-type="string">
            <text:p text:style-name="P15">Автоматизированная информационная система</text:p>
          </table:table-cell>
        </table:table-row>
        <table:table-row>
          <table:table-cell table:style-name="Table3.A2" office:value-type="string">
            <text:p text:style-name="P15">3</text:p>
          </table:table-cell>
          <table:table-cell table:style-name="Table3.A2" office:value-type="string">
            <text:p text:style-name="P15">ФБОУ</text:p>
          </table:table-cell>
          <table:table-cell table:style-name="Table3.C2" office:value-type="string">
            <text:p text:style-name="P15">Федеральное бюджетное образовательное учреждение</text:p>
          </table:table-cell>
        </table:table-row>
        <table:table-row>
          <table:table-cell table:style-name="Table3.A2" office:value-type="string">
            <text:p text:style-name="P15">4</text:p>
          </table:table-cell>
          <table:table-cell table:style-name="Table3.A2" office:value-type="string">
            <text:p text:style-name="P15">ТУСУР</text:p>
          </table:table-cell>
          <table:table-cell table:style-name="Table3.C2" office:value-type="string">
            <text:p text:style-name="P15">Томский государственный университет систем управления и радиоэлектроники</text:p>
          </table:table-cell>
        </table:table-row>
        <text:soft-page-break/>
        <table:table-row>
          <table:table-cell table:style-name="Table3.A2" office:value-type="string">
            <text:p text:style-name="P15">5</text:p>
          </table:table-cell>
          <table:table-cell table:style-name="Table3.A2" office:value-type="string">
            <text:p text:style-name="P15">УВР</text:p>
          </table:table-cell>
          <table:table-cell table:style-name="Table3.C2" office:value-type="string">
            <text:p text:style-name="P15">Управление воспитательной работы</text:p>
          </table:table-cell>
        </table:table-row>
      </table:table>
      <text:p text:style-name="P8"/>
      <text:h text:style-name="Heading_20_1" text:outline-level="1"><text:bookmark-start text:name="__RefHeading___Toc177034351"/>НАЗНАЧЕНИЕ И ЦЕЛИ СОЗДАНИЯ СИСТЕМЫ<text:bookmark-end text:name="__RefHeading___Toc177034351"/></text:h>
      <text:h text:style-name="Heading_20_2" text:outline-level="2"><text:bookmark-start text:name="__RefHeading___Toc177034352"/>Назначение системы <text:bookmark-end text:name="__RefHeading___Toc177034352"/></text:h>
      <text:p text:style-name="P16">АИС «<text:span text:style-name="T7">Astra</text:span>» предназначена для комплексного информационно-аналитического обеспечения процессов <text:span text:style-name="T7">музыкального коллектива в рамках отдела УВР федерального государственного бюджетного образовательного учреждения высшего образования </text:span>"<text:span text:style-name="T7">Томский государственный университет систем управления и радиоэлектроники</text:span>", в части исполнения следующих процессов:</text:p>
      <text:list xml:id="list204140333903162" text:continue-numbering="true" text:style-name="WW8Num20">
        <text:list-item>
          <text:p text:style-name="P30">планирование структуры <text:span text:style-name="T7">коллектива</text:span>, <text:span text:style-name="T7">музыкальных секций и подразделений, </text:span><text:span text:style-name="T8">а также</text:span><text:span text:style-name="T7"> плановых </text:span>расписаний;</text:p>
        </text:list-item>
        <text:list-item>
          <text:p text:style-name="P30"><text:span text:style-name="T7">п</text:span>роизведение расчета <text:span text:style-name="T7">баллов за творческую деятельность</text:span>;</text:p>
        </text:list-item>
        <text:list-item>
          <text:p text:style-name="P30">оперативн<text:span text:style-name="T7">ый</text:span> учет движения <text:span text:style-name="T7">участников коллектива</text:span>;</text:p>
        </text:list-item>
        <text:list-item>
          <text:p text:style-name="P33">ведение учета музыкального оборудования;</text:p>
        </text:list-item>
        <text:list-item>
          <text:p text:style-name="P30">аттестаци<text:span text:style-name="T7">я</text:span> и определени<text:span text:style-name="T7">е</text:span> потребностей (обучение, повышение квалификации) <text:span text:style-name="T7">участников коллектива</text:span>;</text:p>
        </text:list-item>
        <text:list-item>
          <text:p text:style-name="P30">рекрутинг <text:span text:style-name="T7">участников коллектива </text:span>на вакантные <text:span text:style-name="T7">инструменты</text:span>;</text:p>
        </text:list-item>
        <text:list-item>
          <text:p text:style-name="P30"><text:span text:style-name="T7">в</text:span>едение архивов без ограничения сроков давности;</text:p>
        </text:list-item>
        <text:list-item>
          <text:p text:style-name="P30">публик<text:span text:style-name="T8">ация</text:span> <text:span text:style-name="T7">медийн</text:span><text:span text:style-name="T8">ой</text:span> част<text:span text:style-name="T8">и</text:span> информации системы <text:span text:style-name="T7">пользователям сети Интернет</text:span>.</text:p>
        </text:list-item>
      </text:list>
      <text:p text:style-name="Обычный">АИС «<text:span text:style-name="T7">Astra</text:span>» предполагается использовать в <text:span text:style-name="T7">ФБОУ </text:span>"<text:span text:style-name="T7">ТУСУР</text:span>".</text:p>
      <text:h text:style-name="Heading_20_2" text:outline-level="2"><text:bookmark-start text:name="__RefHeading___Toc177034353"/>Цели создания системы<text:bookmark-end text:name="__RefHeading___Toc177034353"/></text:h>
      <text:p text:style-name="P14">Основными целями создания АИС «<text:span text:style-name="T8">Astra</text:span>» являются:</text:p>
      <text:list text:continue-numbering="true" text:style-name="WW8Num20">
        <text:list-item>
          <text:p text:style-name="P31"><text:span text:style-name="T8">Создание ранее несуществовавшей</text:span> информационной системы, которая предоставляет возможность комплексного информационно-аналитического обеспечения процессов, перечисленных выше. <text:span text:style-name="T8">Новоиспечённая </text:span>информационная система <text:span text:style-name="T8">должна </text:span>отвеча<text:span text:style-name="T8">ть</text:span> современным требованиям, предъявляемым к информационным системам <text:span text:style-name="T8">с начала 2024 года (поддержка дистрибутива Astra Linux).</text:span></text:p>
        </text:list-item>
        <text:list-item>
          <text:p text:style-name="P31">Повышение эффективности исполнения процессов, перечисленных выше, путем сокращения непроизводительных и дублирующих операций, операций, выполняемых «вручную», оптимизации информационного взаимодействие участников процессов.</text:p>
        </text:list-item>
        <text:list-item>
          <text:p text:style-name="P31"><text:soft-page-break/>Повышение качества принятия управленческих решений за счет оперативности представления, полноты, достоверности и удобства форматов отображения информации;</text:p>
        </text:list-item>
        <text:list-item>
          <text:p text:style-name="P31">Повышение информационной открытости и прозрачности деятельности <text:span text:style-name="T8">музыкального коллектива</text:span>, повышение удобства и комфорта (снижение финансовых и временных затрат) физических лиц при получении информации о деятельности <text:span text:style-name="T8">музкального коллектива</text:span>.</text:p>
        </text:list-item>
      </text:list>
      <text:p text:style-name="P14">Для реализации поставленных целей система должна решать следующие задачи:</text:p>
      <text:list xml:id="list204138909932276" text:continue-numbering="true" text:style-name="WW8Num20">
        <text:list-item>
          <text:p text:style-name="P31">Ввод данных реестров;</text:p>
        </text:list-item>
        <text:list-item>
          <text:p text:style-name="P31">Редактирование данных реестров;</text:p>
        </text:list-item>
        <text:list-item>
          <text:p text:style-name="P31">Построение аналитических отчетов и выписок;</text:p>
        </text:list-item>
        <text:list-item>
          <text:p text:style-name="P31"><text:span text:style-name="T8">Интеграция</text:span> с существующими АИС других <text:span text:style-name="T8">музыкальных коллективов</text:span>;</text:p>
        </text:list-item>
      </text:list>
      <text:h text:style-name="Heading_20_1" text:outline-level="1"><text:bookmark-start text:name="__RefHeading___Toc177034354"/>ХАРАКТЕРИСТИКА ОБЪЕКТА АВТОМАТИЗАЦИИ<text:bookmark-end text:name="__RefHeading___Toc177034354"/></text:h>
      <text:p text:style-name="P14">Объектом автоматизации являются процессы по управлению <text:span text:style-name="T8">музыкальным коллективом</text:span>, а также контроль эффективности выполнения указанных процессов.</text:p>
      <text:p text:style-name="P14">Процессы управления <text:span text:style-name="T8">музыкальным коллективом </text:span>включают в себя:</text:p>
      <text:list text:continue-numbering="true" text:style-name="WW8Num20">
        <text:list-item>
          <text:p text:style-name="P31">планирование структуры <text:span text:style-name="T7">коллектива</text:span>, <text:span text:style-name="T7">музыкальных секций и подразделений, </text:span><text:span text:style-name="T8">а также</text:span><text:span text:style-name="T7"> плановых </text:span>расписаний;</text:p>
        </text:list-item>
        <text:list-item>
          <text:p text:style-name="P31"><text:span text:style-name="T7">п</text:span>роизведение расчета <text:span text:style-name="T7">баллов за творческую деятельность</text:span>;</text:p>
        </text:list-item>
        <text:list-item>
          <text:p text:style-name="P31">оперативн<text:span text:style-name="T7">ый</text:span> учет движения <text:span text:style-name="T7">участников коллектива</text:span>;</text:p>
        </text:list-item>
        <text:list-item>
          <text:p text:style-name="P33">ведение учета музыкального оборудования;</text:p>
        </text:list-item>
        <text:list-item>
          <text:p text:style-name="P31">аттестаци<text:span text:style-name="T7">я</text:span> и определени<text:span text:style-name="T7">е</text:span> потребностей (обучение, повышение квалификации) <text:span text:style-name="T7">участников коллектива</text:span>;</text:p>
        </text:list-item>
        <text:list-item>
          <text:p text:style-name="P31">рекрутинг <text:span text:style-name="T7">участников коллектива </text:span>на вакантные <text:span text:style-name="T7">инструменты</text:span>;</text:p>
        </text:list-item>
        <text:list-item>
          <text:p text:style-name="P31"><text:span text:style-name="T7">в</text:span>едение архивов без ограничения сроков давности;</text:p>
        </text:list-item>
        <text:list-item>
          <text:p text:style-name="P31">публик<text:span text:style-name="T8">ация</text:span> <text:span text:style-name="T8">открытой</text:span> част<text:span text:style-name="T8">и</text:span> информации системы <text:span text:style-name="T7">пользователям сети Интернет</text:span>.</text:p>
        </text:list-item>
      </text:list>
      <text:p text:style-name="P14">Данные процессы осуществляются следующими специалистами:</text:p>
      <text:list xml:id="list204139730534487" text:continue-numbering="true" text:style-name="WW8Num20">
        <text:list-item>
          <text:p text:style-name="P31"><text:span text:style-name="T8">Художественными р</text:span>уководителями различного уровня, в т.ч. и высшим руководством;</text:p>
        </text:list-item>
        <text:list-item>
          <text:p text:style-name="P33">SMM-специалистом отдела продвижения;</text:p>
        </text:list-item>
        <text:list-item>
          <text:p text:style-name="P33">Главным администратором коллектива.</text:p>
        </text:list-item>
      </text:list>
      <text:p text:style-name="P14">Основные задачи, функции и полномочия <text:span text:style-name="T8">музыкального коллектива «Ad Astra»:</text:span></text:p>
      <text:h text:style-name="P21" text:outline-level="2"><text:span text:style-name="Strong_20_Emphasis">Существующее программное обеспечение</text:span></text:h>
      <text:p text:style-name="P14">В настоящий момент в области управления <text:span text:style-name="T8">музыкальными коллективами </text:span>разработаны и внедрены следующие информационные системы:</text:p>
      <text:list xml:id="list204139505740969" text:continue-numbering="true" text:style-name="WW8Num20">
        <text:list-item>
          <text:p text:style-name="P31">Система расчета заработной платы;</text:p>
        </text:list-item>
        <text:list-item>
          <text:p text:style-name="P31">Система документооборота;</text:p>
        </text:list-item>
        <text:list-item>
          <text:p text:style-name="P31">Реестр сотрудников.</text:p>
        </text:list-item>
      </text:list>
      <text:h text:style-name="Heading_20_3" text:outline-level="3"><text:span text:style-name="Strong_20_Emphasis">Система расчета заработной платы</text:span></text:h>
      <text:p text:style-name="Обычный">Система реализована сотрудниками Федерального агентства.</text:p>
      <text:p text:style-name="P14">Система используется бухгалтерами расчетной части и главными бухгалтерами предприятий.</text:p>
      <text:p text:style-name="P14">Система реализует следующие функции: ...</text:p>
      <text:h text:style-name="Heading_20_3" text:outline-level="3"><text:soft-page-break/><text:span text:style-name="Strong_20_Emphasis">Система документооборота</text:span></text:h>
      <text:p text:style-name="P14">Система реализована сотрудниками Федерального агентства.<text:line-break/>Система используется экономистами планово-экономического отдела.<text:line-break/>Система реализует следующие функции: …</text:p>
      <text:h text:style-name="Heading_20_3" text:outline-level="3"><text:span text:style-name="Strong_20_Emphasis">Реестр сотрудников</text:span></text:h>
      <text:p text:style-name="P14">Реестр сотрудников ведется инспекторами отделов кадров и менеджерами по персоналу.</text:p>
      <text:p text:style-name="P14">Реестр реализует следующие функции: …</text:p>
      <text:h text:style-name="P21" text:outline-level="2"><text:span text:style-name="Strong_20_Emphasis">Существующее техническое обеспечение</text:span></text:h>
      <text:p text:style-name="P14">Телекоммуникационная инфраструктура развернута на базе оборудования, принадлежащего Федеральному агентству "Государственные кадры". </text:p>
      <text:p text:style-name="P14">Каждый районный отдел агентства имеет выделенный сервер БД.</text:p>
      <text:p text:style-name="P14">Все серверы БД объединены в единую телекоммуникационную сеть по выделенным линиям с пропускной способностью 1 Мб/сек.</text:p>
      <text:h text:style-name="Heading_20_2" text:outline-level="2"><text:span text:style-name="Strong_20_Emphasis">Существующее нормативно-правовое обеспечение</text:span></text:h>
      <text:p text:style-name="P14">Существующее нормативно-правовое обеспечение составляют следующие федеральные и областные нормативные правовые акты:</text:p>
      <text:p text:style-name="P14">–Конституция Российской Федерации;</text:p>
      <text:p text:style-name="P14">–Гражданский кодекс Российской Федерации;</text:p>
      <text:h text:style-name="Heading_20_2" text:outline-level="2"><text:span text:style-name="Strong_20_Emphasis">Описание процессов федерального агентства</text:span></text:h>
      <text:p text:style-name="Обычный"/>
      <text:h text:style-name="Heading_20_1" text:outline-level="1"><text:bookmark-start text:name="__RefHeading___Toc177034355"/>ТРЕБОВАНИЯ К СИСТЕМЕ<text:bookmark-end text:name="__RefHeading___Toc177034355"/></text:h>
      <text:p text:style-name="Комментарии">Раздел «Требования к системе» состоит из следующих подразделов: </text:p>
      <text:p text:style-name="Комментарии">1) требования к системе в целом; </text:p>
      <text:p text:style-name="Комментарии">2) требования к функциям (задачам), выполняемым системой; </text:p>
      <text:p text:style-name="Комментарии">3) требования к видам обеспечения.</text:p>
      <text:p text:style-name="Комментарии">Состав требований к системе, включаемых в данный раздел ТЗ на АС, устанавливают в зависимости от вида, назначения, специфических особенностей и условий функционирования конкретной системы. В каждом подразделе приводят ссылки на действующие НТД, определяющие требования к системам соответствующего вида. </text:p>
      <text:h text:style-name="Heading_20_2" text:outline-level="2"><text:bookmark-start text:name="__RefHeading___Toc177034356"/>Требования к системе в целом<text:bookmark-end text:name="__RefHeading___Toc177034356"/></text:h>
      <text:p text:style-name="Комментарии">В подразделе «Требования к системе в целом» указывают: </text:p>
      <text:list xml:id="list204138443135610" text:continue-numbering="true" text:style-name="WW8Num20">
        <text:list-item>
          <text:p text:style-name="P27" loext:marker-style-name="T4">требования к структуре и функционированию системы; </text:p>
        </text:list-item>
        <text:list-item>
          <text:p text:style-name="P27" loext:marker-style-name="T4">требования к численности и квалификации персонала системы и режиму его работы; </text:p>
        </text:list-item>
        <text:list-item>
          <text:p text:style-name="P26">показатели назначения; </text:p>
        </text:list-item>
        <text:list-item>
          <text:p text:style-name="P26">требования к надежности; </text:p>
        </text:list-item>
        <text:list-item>
          <text:p text:style-name="P26">требования безопасности; </text:p>
        </text:list-item>
        <text:list-item>
          <text:p text:style-name="P27" loext:marker-style-name="T4">требования к эргономике и технической эстетике; </text:p>
        </text:list-item>
        <text:list-item>
          <text:p text:style-name="P27" loext:marker-style-name="T4">требования к транспортабельности для подвижных АС; </text:p>
        </text:list-item>
        <text:list-item>
          <text:p text:style-name="P27" loext:marker-style-name="T4">требования к эксплуатации, техническому обслуживанию, ремонту и хранению компонентов системы; </text:p>
        </text:list-item>
        <text:list-item>
          <text:p text:style-name="P27" loext:marker-style-name="T4">требования к защите информации от несанкционированного доступа; </text:p>
        </text:list-item>
        <text:list-item>
          <text:p text:style-name="P27" loext:marker-style-name="T4">требования по сохранности информации при авариях; </text:p>
        </text:list-item>
        <text:list-item>
          <text:p text:style-name="P27" loext:marker-style-name="T4">требования к защите от влияния внешних воздействий; </text:p>
        </text:list-item>
        <text:list-item>
          <text:p text:style-name="P26">требования к патентной чистоте; </text:p>
        </text:list-item>
        <text:list-item>
          <text:p text:style-name="P27" loext:marker-style-name="T4">требования по стандартизации и унификации;</text:p>
        </text:list-item>
        <text:list-item>
          <text:p text:style-name="P26"><text:span text:style-name="T4">дополнительные</text:span> требования. </text:p>
        </text:list-item>
      </text:list>
      <text:h text:style-name="Heading_20_3" text:outline-level="3"><text:bookmark-start text:name="__RefHeading___Toc177034357"/>Требования к структуре и функционированию системы<text:bookmark-end text:name="__RefHeading___Toc177034357"/></text:h>
      <text:p text:style-name="Комментарии">В требованиях к структуре и функционированию системы приводят: </text:p>
      <text:p text:style-name="Комментарии">1) перечень подсистем, их назначение и основные характеристики, требования к числу уровней иерархии и степени централизации системы; </text:p>
      <text:p text:style-name="Комментарии"><text:soft-page-break/>2) требования к способам и средствам связи для информационного обмена между компонентами системы; </text:p>
      <text:p text:style-name="Комментарии">3) требования к характеристикам взаимосвязей создаваемой системы со смежными системами, требования к ее совместимости, в том числе указания о способах обмена информацией (автоматически, пересылкой документов, по телефону и т. п.); </text:p>
      <text:p text:style-name="Комментарии">4) требования к режимам функционирования системы; </text:p>
      <text:p text:style-name="Комментарии">5) требования по диагностированию системы; </text:p>
      <text:p text:style-name="Комментарии">6) перспективы развития, модернизации системы.</text:p>
      <text:p text:style-name="Комментарии"/>
      <text:p text:style-name="Комментарии">Данной раздел можно разбить на подразделы:</text:p>
      <text:h text:style-name="P24" text:outline-level="4"><text:bookmark-start text:name="__RefHeading___Toc177034358"/>Перечень подсистем, их назначение и основные характеристики<text:bookmark-end text:name="__RefHeading___Toc177034358"/></text:h>
      <text:h text:style-name="P24" text:outline-level="4"><text:bookmark-start text:name="__RefHeading___Toc177034359"/>Требования к способам и средствам связи для информационного обмена между компонентами системы<text:bookmark-end text:name="__RefHeading___Toc177034359"/></text:h>
      <text:h text:style-name="P23" text:outline-level="3"><text:bookmark-start text:name="__RefHeading___Toc177034360"/>Требования к численности и квалификации персонала системы<text:bookmark-end text:name="__RefHeading___Toc177034360"/></text:h>
      <text:p text:style-name="Комментарии">В требованиях к численности и квалификации персонала на АС приводят: </text:p>
      <text:list xml:id="list204139149897416" text:continue-numbering="true" text:style-name="WW8Num20">
        <text:list-item>
          <text:p text:style-name="P27" loext:marker-style-name="T4">требования к численности персонала (пользователей) АС; </text:p>
        </text:list-item>
        <text:list-item>
          <text:p text:style-name="P27" loext:marker-style-name="T4">требования к квалификации персонала, порядку его подготовки и контроля знаний и навыков; </text:p>
        </text:list-item>
        <text:list-item>
          <text:p text:style-name="P27" loext:marker-style-name="T4">требуемый режим работы персонала АС. </text:p>
        </text:list-item>
      </text:list>
      <text:h text:style-name="P23" text:outline-level="3"><text:bookmark-start text:name="__RefHeading___Toc177034361"/>Показатели назначения<text:bookmark-end text:name="__RefHeading___Toc177034361"/></text:h>
      <text:p text:style-name="Комментарии">В требованиях к показателям назначения АС приводят значения параметров, характеризующие степень соответствия системы ее назначению. </text:p>
      <text:p text:style-name="Комментарии">Для АСУ указывают: </text:p>
      <text:list text:continue-numbering="true" text:style-name="WW8Num20">
        <text:list-item>
          <text:p text:style-name="P28" loext:marker-style-name="T5">степень приспособляемости системы к изменению процессов и методов управления, к отклонениям параметров объекта управления; </text:p>
        </text:list-item>
        <text:list-item>
          <text:p text:style-name="P28" loext:marker-style-name="T5">допустимые пределы модернизации и развития системы; </text:p>
        </text:list-item>
        <text:list-item>
          <text:p text:style-name="P28" loext:marker-style-name="T5">вероятностно-временные характеристики, при которых сохраняется целевое назначение системы. </text:p>
        </text:list-item>
      </text:list>
      <text:h text:style-name="P23" text:outline-level="3"><text:bookmark-start text:name="__RefHeading___Toc177034362"/>Требования к надежности<text:bookmark-end text:name="__RefHeading___Toc177034362"/></text:h>
      <text:p text:style-name="Комментарии">В требования к надежности включают: </text:p>
      <text:p text:style-name="Комментарии">1) состав и количественные значения показателей надежности для системы в целом или ее подсистем; </text:p>
      <text:p text:style-name="Комментарии"><text:soft-page-break/>2) перечень аварийных ситуаций, по которым должны быть регламентированы требования к надежности, и значения соответствующих показателей; </text:p>
      <text:p text:style-name="Комментарии">3) требования к надежности технических средств и программного обеспечения; </text:p>
      <text:p text:style-name="Комментарии">4) требования к методам оценки и контроля показателей надежности на разных стадиях создания системы в соответствии с действующими нормативно-техническими документами. </text:p>
      <text:h text:style-name="P23" text:outline-level="3"><text:bookmark-start text:name="__RefHeading___Toc177034363"/>Требования к безопасности<text:bookmark-end text:name="__RefHeading___Toc177034363"/></text:h>
      <text:p text:style-name="Комментарии">В требования по безопасности включают требования по обеспечению безопасности при монтаже, наладке, эксплуатации, обслуживании и ремонте технических средств системы (защита от воздействий электрического тока, электромагнитных полей, акустических шумов и т. п.), по допустимым уровням освещенности, вибрационных и шумовых нагрузок.</text:p>
      <text:h text:style-name="P23" text:outline-level="3"><text:bookmark-start text:name="__RefHeading___Toc177034364"/>Требования к эргономике и технической эстетике<text:bookmark-end text:name="__RefHeading___Toc177034364"/></text:h>
      <text:p text:style-name="Комментарии">В требования по эргономике и технической эстетике включают показатели АС, задающие необходимое качество взаимодействия человека с машиной и комфортность условий работы персонала.</text:p>
      <text:h text:style-name="P23" text:outline-level="3"><text:bookmark-start text:name="__RefHeading___Toc177034365"/>Требования к транспортабельности для подвижных АС<text:bookmark-end text:name="__RefHeading___Toc177034365"/></text:h>
      <text:p text:style-name="Комментарии">Для подвижных АС в требования к транспортабельности включают конструктивные требования, обеспечивающие транспортабельность технических средств системы, а также требования к транспортным средствам.</text:p>
      <text:h text:style-name="P23" text:outline-level="3"><text:bookmark-start text:name="__RefHeading___Toc177034366"/>Требования к эксплуатации, техническому обслуживанию, ремонту и хранению компонентов системы<text:bookmark-end text:name="__RefHeading___Toc177034366"/></text:h>
      <text:p text:style-name="Комментарии">В требования к эксплуатации, техническому обслуживанию, ремонту и хранению включают: </text:p>
      <text:p text:style-name="Комментарии">1) условия и регламент (режим) эксплуатации, которые должны обеспечивать использование технических средств (ТС) системы с заданными техническими показателями, в том числе виды и периодичность обслуживания ТС системы или допустимость работы без обслуживания; </text:p>
      <text:p text:style-name="Комментарии">2) предварительные требования к допустимым площадям для размещения персонала и ТС системы, к параметрам сетей энергоснабжения и т. п.; </text:p>
      <text:p text:style-name="Комментарии">3) требования по количеству, квалификации обслуживающего персонала и режимам его работы; </text:p>
      <text:p text:style-name="Комментарии"><text:soft-page-break/>4) требования к составу, размещению и условиям хранения комплекта запасных изделий и приборов; </text:p>
      <text:p text:style-name="Комментарии">5) требования к регламенту обслуживания. </text:p>
      <text:h text:style-name="P23" text:outline-level="3"><text:bookmark-start text:name="__RefHeading___Toc177034367"/>Требования к защите информации от несанкционированного доступа<text:bookmark-end text:name="__RefHeading___Toc177034367"/></text:h>
      <text:p text:style-name="Комментарии">В требования к защите информации от несанкционированного доступа включают требования, установленные в НТД, действующей в отрасли (ведомстве) заказчика.</text:p>
      <text:h text:style-name="P23" text:outline-level="3"><text:bookmark-start text:name="__RefHeading___Toc177034368"/>Требования по сохранности информации при авариях<text:bookmark-end text:name="__RefHeading___Toc177034368"/></text:h>
      <text:p text:style-name="Комментарии">В требованиях по сохранности информации приводят перечень событий: аварий, отказов технических средств (в том числе - потеря питания) и т. п., при которых должна быть обеспечена сохранность информации в системе.</text:p>
      <text:h text:style-name="P23" text:outline-level="3"><text:bookmark-start text:name="__RefHeading___Toc177034369"/>Требования к защите от влияния внешних воздействий<text:bookmark-end text:name="__RefHeading___Toc177034369"/></text:h>
      <text:p text:style-name="Комментарии">В требованиях к средствам защиты от внешних воздействий приводят: </text:p>
      <text:p text:style-name="Комментарии">1) требования к радиоэлектронной защите средств АС; </text:p>
      <text:p text:style-name="Комментарии">2) требования по стойкости, устойчивости и прочности к внешним воздействиям (среде применения). </text:p>
      <text:h text:style-name="P23" text:outline-level="3"><text:bookmark-start text:name="__RefHeading___Toc177034370"/>Требования к патентной частоте<text:bookmark-end text:name="__RefHeading___Toc177034370"/></text:h>
      <text:p text:style-name="Комментарии">В требованиях по патентной чистоте указывают перечень стран, в отношении которых должна быть обеспечена патентная чистота системы и ее частей.</text:p>
      <text:h text:style-name="P23" text:outline-level="3"><text:bookmark-start text:name="__RefHeading___Toc177034371"/>Требования по стандартизации и унификации<text:bookmark-end text:name="__RefHeading___Toc177034371"/></text:h>
      <text:p text:style-name="Комментарии">В требования к стандартизации и унификации включают: показатели, устанавливающие требуемую степень использования стандартных, унифицированных методов реализации функций (задач) системы, поставляемых программных средств, типовых математических методов и моделей, типовых проектных решений, унифицированных форм управленческих документов, установленных ГОСТ 6.10.1, общесоюзных классификаторов технико-экономической информации и классификаторов других категорий в соответствии с областью их применения, требования к использованию типовых автоматизированных рабочих мест, компонентов и комплексов.</text:p>
      <text:h text:style-name="P23" text:outline-level="3"><text:bookmark-start text:name="__RefHeading___Toc177034372"/>Дополнительные требования<text:bookmark-end text:name="__RefHeading___Toc177034372"/></text:h>
      <text:p text:style-name="Комментарии">В дополнительные требования включают: </text:p>
      <text:p text:style-name="Комментарии"><text:soft-page-break/>1) требования к оснащению системы устройствами для обучения персонала (тренажерами, другими устройствами аналогичного назначения) и документацией на них; </text:p>
      <text:p text:style-name="Комментарии">2) требования к сервисной аппаратуре, стендам для проверки элементов системы; </text:p>
      <text:p text:style-name="Комментарии">3) требования к системе, связанные с особыми условиями эксплуатации; </text:p>
      <text:p text:style-name="Комментарии">4) специальные требования по усмотрению разработчика или заказчика системы. </text:p>
      <text:h text:style-name="P22" text:outline-level="2"><text:bookmark-start text:name="__RefHeading___Toc177034373"/>Требования к функциям (задачам), выполняемым системой<text:bookmark-end text:name="__RefHeading___Toc177034373"/></text:h>
      <text:p text:style-name="Комментарии">В подразделе «Требование к функциям (задачам)», выполняемым системой, приводят: </text:p>
      <text:p text:style-name="Комментарии">1) по каждой подсистеме перечень функций, задач или их комплексов (в том числе обеспечивающих взаимодействие частей системы), подлежащих автоматизации; </text:p>
      <text:p text:style-name="Комментарии">при создании системы в две или более очереди - перечень функциональных подсистем, отдельных функций или задач, вводимых в действие в 1-й и последующих очередях; </text:p>
      <text:p text:style-name="Комментарии">2) временной регламент реализации каждой функции, задачи (или комплекса задач); </text:p>
      <text:p text:style-name="Комментарии">3) требования к качеству реализации каждой функции (задачи или комплекса задач), к форме представления выходной информации, характеристики необходимой точности и времени выполнения, требования одновременности выполнения группы функций, достоверности выдачи результатов; </text:p>
      <text:p text:style-name="Комментарии">4) перечень и критерии отказов для каждой функции, по которой задаются требования по надежности.</text:p>
      <text:h text:style-name="P22" text:outline-level="2"><text:bookmark-start text:name="__RefHeading___Toc177034374"/>Требования к видам обеспечения<text:bookmark-end text:name="__RefHeading___Toc177034374"/></text:h>
      <text:p text:style-name="Комментарии">В подразделе «Требования к видам обеспечения» в зависимости от вида системы приводят требования к математическому, информационному, лингвистическому, программному, техническому, метрологическому, организационному, методическому и другие видам обеспечения системы.</text:p>
      <text:h text:style-name="P23" text:outline-level="3"><text:bookmark-start text:name="__RefHeading___Toc177034375"/>Требования к математическому обеспечению системы<text:bookmark-end text:name="__RefHeading___Toc177034375"/></text:h>
      <text:p text:style-name="Комментарии">Для математического обеспечения системы приводят требования к составу, области применения (ограничения) и способам, использования в системе <text:soft-page-break/>математических методов и моделей, типовых алгоритмов и алгоритмов, подлежащих разработке.</text:p>
      <text:h text:style-name="P23" text:outline-level="3"><text:bookmark-start text:name="__RefHeading___Toc177034376"/>Требования информационному обеспечению системы<text:bookmark-end text:name="__RefHeading___Toc177034376"/></text:h>
      <text:p text:style-name="Комментарии">Для информационного обеспечения системы приводят требования: </text:p>
      <text:p text:style-name="Комментарии">1) к составу, структуре и способам организации данных в системе; </text:p>
      <text:p text:style-name="Комментарии">2) к информационному обмену между компонентами системы; </text:p>
      <text:p text:style-name="Комментарии">3) к информационной совместимости со смежными системами; </text:p>
      <text:p text:style-name="Комментарии">4) по использованию общесоюзных и зарегистрированных республиканских, отраслевых классификаторов, унифицированных документов и классификаторов, действующих на данном предприятии; </text:p>
      <text:p text:style-name="Комментарии">5) по применению систем управления базами данных; </text:p>
      <text:p text:style-name="Комментарии">6) к структуре процесса сбора, обработки, передачи данных в системе и представлению данных; </text:p>
      <text:p text:style-name="Комментарии">7) к защите данных от разрушений при авариях и сбоях в электропитании системы; </text:p>
      <text:p text:style-name="Комментарии">8) к контролю, хранению, обновлению и восстановлению данных; </text:p>
      <text:p text:style-name="Комментарии">9) к процедуре придания юридической силы документам, продуцируемым техническими средствами АС (в соответствии с ГОСТ 6.10.4).</text:p>
      <text:h text:style-name="P23" text:outline-level="3"><text:bookmark-start text:name="__RefHeading___Toc177034377"/>Требования к лингвистическому обеспечению системы <text:bookmark-end text:name="__RefHeading___Toc177034377"/></text:h>
      <text:p text:style-name="Комментарии">Для лингвистического обеспечения системы приводят требования к применению в системе языков программирования высокого уровня, языков взаимодействия пользователей и технических средств системы, а также требования к кодированию и декодированию данных, к языкам ввода-вывода данных, языкам манипулирования данными, средствам описания предметной области (объекта автоматизации), к способам организации диалога.</text:p>
      <text:h text:style-name="P23" text:outline-level="3"><text:bookmark-start text:name="__RefHeading___Toc177034378"/>Требования к программному обеспечению системы<text:bookmark-end text:name="__RefHeading___Toc177034378"/></text:h>
      <text:p text:style-name="Комментарии">Для программного обеспечения системы приводят перечень покупных программных средств, а также требования: </text:p>
      <text:p text:style-name="Комментарии">1) к независимости программных средств от используемых СВТ и операционной среды; </text:p>
      <text:p text:style-name="Комментарии">2) к качеству программных средств, а также к способам его обеспечения и контроля; </text:p>
      <text:p text:style-name="Комментарии"><text:soft-page-break/>3) по необходимости согласования вновь разрабатываемых программных средств с фондом алгоритмов и программ.</text:p>
      <text:h text:style-name="P23" text:outline-level="3"><text:bookmark-start text:name="__RefHeading___Toc177034379"/>Требования к техническому обеспечению <text:bookmark-end text:name="__RefHeading___Toc177034379"/></text:h>
      <text:p text:style-name="Комментарии">Для технического обеспечения системы приводят требования: </text:p>
      <text:p text:style-name="Комментарии">1) к видам технических средств, в том числе к видам комплексов технических средств, программно-технических комплексов и других комплектующих изделий, допустимых к использованию в системе; </text:p>
      <text:p text:style-name="Комментарии">2) к функциональным, конструктивным и эксплуатационным характеристикам средств технического обеспечения системы.</text:p>
      <text:h text:style-name="P23" text:outline-level="3"><text:bookmark-start text:name="__RefHeading___Toc177034380"/>Требования к метрологическому обеспечению<text:bookmark-end text:name="__RefHeading___Toc177034380"/></text:h>
      <text:p text:style-name="Комментарии">В требованиях к метрологическому обеспечению приводят: </text:p>
      <text:p text:style-name="Комментарии">1) предварительный перечень измерительных каналов; </text:p>
      <text:p text:style-name="Комментарии">2) требования к точности измерений параметров и (или) к метрологическим характеристикам измерительных каналов; </text:p>
      <text:p text:style-name="Комментарии">3) требования к метрологической совместимости технических средств системы; </text:p>
      <text:p text:style-name="Комментарии">4) перечень управляющих и вычислительных каналов системы, для которых необходимо оценивать точностные характеристики; </text:p>
      <text:p text:style-name="Комментарии">5) требования к метрологическому обеспечению технических и программных средств, входящих в состав измерительных каналов системы, средств, встроенного контроля, метрологической пригодности измерительных каналов и средств измерений, используемых при наладке и испытаниях системы; </text:p>
      <text:p text:style-name="Комментарии">6) вид метрологической аттестации (государственная или ведомственная) с указанием порядка ее выполнения и организаций, проводящих аттестацию. </text:p>
      <text:h text:style-name="P23" text:outline-level="3"><text:bookmark-start text:name="__RefHeading___Toc177034381"/>Требования к организационному обеспечению<text:bookmark-end text:name="__RefHeading___Toc177034381"/></text:h>
      <text:p text:style-name="Комментарии"><text:s/>Для организационного обеспечения приводят требования: </text:p>
      <text:p text:style-name="Комментарии">1) к структуре и функциям подразделений, участвующих в функционировании системы или обеспечивающих эксплуатацию; </text:p>
      <text:p text:style-name="Комментарии">2) к организации функционирования системы и порядку взаимодействия персонала АС и персонала объекта автоматизации; </text:p>
      <text:p text:style-name="Комментарии">3) к защите от ошибочных действий персонала системы.</text:p>
      <text:h text:style-name="P23" text:outline-level="3"><text:bookmark-start text:name="__RefHeading___Toc177034382"/>Требования к методическому обеспечению<text:bookmark-end text:name="__RefHeading___Toc177034382"/></text:h>
      <text:p text:style-name="Комментарии"><text:soft-page-break/>Для методического обеспечения САПР приводят требования к составу нормативно-технической документации системы (перечень применяемых при ее функционировании стандартов, нормативов, методик и т. п.).</text:p>
      <text:h text:style-name="Heading_20_1" text:outline-level="1"><text:bookmark-start text:name="__RefHeading___Toc177034383"/>СОСТАВ И СОДЕРЖАНИЕ РАБОТ ПО СОЗДАНИЮ (РАЗВИТИЮ) СИСТЕМЫ<text:bookmark-end text:name="__RefHeading___Toc177034383"/></text:h>
      <text:p text:style-name="Комментарии">Раздел «Состав и содержание работ по созданию (развитию) системы» должен содержать перечень стадий и этапов работ по созданию системы в соответствии с ГОСТ 24.601, сроки их выполнения, перечень организаций - исполнителей работ, ссылки на документы, подтверждающие согласие этих организаций на участие в создании системы, или запись, определяющую ответственного (заказчик или разработчик) за проведение этих работ. </text:p>
      <text:p text:style-name="Комментарии">В данном разделе также приводят: </text:p>
      <text:p text:style-name="Комментарии">1) перечень документов, по ГОСТ 34.201-89, предъявляемых по окончании соответствующих стадий и этапов работ; </text:p>
      <text:p text:style-name="Комментарии">2) вид и порядок проведения экспертизы технической документации (стадия, этап, объем проверяемой документации, организация-эксперт); </text:p>
      <text:p text:style-name="Комментарии">3) программу работ, направленных на обеспечение требуемого уровня надежности разрабатываемой системы (при необходимости); </text:p>
      <text:p text:style-name="Комментарии">4) перечень работ по метрологическому обеспечению на всех стадиях создания системы с указанием их сроков выполнения и организаций-исполнителей (при необходимости). </text:p>
      <text:p text:style-name="Обычный"/>
      <text:h text:style-name="Heading_20_1" text:outline-level="1"><text:bookmark-start text:name="__RefHeading___Toc177034384"/>ПОРЯДОК КОНТРОЛЯ И ПРИЕМКИ СИСТЕМЫ<text:bookmark-end text:name="__RefHeading___Toc177034384"/></text:h>
      <text:p text:style-name="Комментарии">В разделе «Порядок контроля и приемки системы» указывают: </text:p>
      <text:p text:style-name="Комментарии">1) виды, состав, объем и методы испытаний системы и ее составных частей (виды испытаний в соответствии с действующими нормами, распространяющимися на разрабатываемую систему); </text:p>
      <text:p text:style-name="Комментарии">2) общие требования к приемке работ по стадиям (перечень участвующих предприятий и организаций, место и сроки проведения), порядок согласования и утверждения приемочной документации; </text:p>
      <text:p text:style-name="Комментарии">З) статус приемочной комиссии (государственная, межведомственная, ведомственная).</text:p>
      <text:h text:style-name="Heading_20_2" text:outline-level="2"><text:bookmark-start text:name="__RefHeading___Toc177034385"/>Виды, состав, объем и методы испытаний системы<text:bookmark-end text:name="__RefHeading___Toc177034385"/></text:h>
      <text:h text:style-name="Heading_20_2" text:outline-level="2"><text:bookmark-start text:name="__RefHeading___Toc177034386"/>Общие требования к приемке работ по стадиям<text:bookmark-end text:name="__RefHeading___Toc177034386"/></text:h>
      <text:h text:style-name="Heading_20_2" text:outline-level="2"><text:bookmark-start text:name="__RefHeading___Toc177034387"/>Статус приемочной комиссии<text:bookmark-end text:name="__RefHeading___Toc177034387"/></text:h>
      <text:h text:style-name="Heading_20_1" text:outline-level="1"><text:bookmark-start text:name="__RefHeading___Toc177034388"/>ТРЕБОВАНИЯ К СОСТАВУ И СОДЕРЖАНИЮ РАБОТ ПО ПОДГОТОВКЕ ОБЪЕКТА АВТОМАТИЗАЦИИ К ВВОДУ СИСТЕМЫ В ДЕЙСТВИЕ<text:bookmark-end text:name="__RefHeading___Toc177034388"/></text:h>
      <text:p text:style-name="Комментарии">В разделе «Требования к составу и содержанию работ по подготовке объекта автоматизации к вводу системы в действие» необходимо привести перечень основных мероприятий и их исполнителей, которые следует выполнить при подготовке объекта автоматизации к вводу АС в действие. </text:p>
      <text:p text:style-name="Комментарии">В перечень основных мероприятий включают: </text:p>
      <text:p text:style-name="Комментарии">1) приведение поступающей в систему информации (в соответствии с требованиями к информационному и лингвистическому обеспечению) к виду, пригодному для обработки с помощью ЭВМ; </text:p>
      <text:p text:style-name="Комментарии">2) изменения, которые необходимо осуществить в объекте автоматизации; </text:p>
      <text:p text:style-name="Комментарии">3) создание условий функционирования объекта автоматизации, при которых гарантируется соответствие создаваемой системы требованиям, содержащимся в ТЗ; </text:p>
      <text:p text:style-name="Комментарии">4) создание необходимых для функционирования системы подразделений и служб; </text:p>
      <text:p text:style-name="Комментарии">5) сроки и порядок комплектования штатов и обучения персонала. </text:p>
      <text:p text:style-name="Комментарии">Например, для АСУ приводят: </text:p>
      <text:p text:style-name="Комментарии">изменения применяемых методов управления; </text:p>
      <text:p text:style-name="Комментарии">создание условий для работы компонентов АСУ, при которых гарантируется соответствие системы требованиям, содержащимся в ТЗ. </text:p>
      <text:h text:style-name="Heading_20_1" text:outline-level="1"><text:bookmark-start text:name="__RefHeading___Toc177034389"/>ТРЕБОВАНИЯ К ДОКУМЕНТИРОВАНИЮ<text:bookmark-end text:name="__RefHeading___Toc177034389"/></text:h>
      <text:p text:style-name="Комментарии">В разделе «Требования к документированию» приводят: </text:p>
      <text:p text:style-name="Комментарии">1) согласованный разработчиком и Заказчиком системы перечень подлежащих разработке комплектов и видов документов, соответствующих требованиям ГОСТ 34.201-89 и НТД отрасли заказчика; перечень документов, выпускаемых на машинных носителях; требования к микрофильмированию документации; </text:p>
      <text:p text:style-name="Комментарии">2) требования по документированию комплектующих элементов межотраслевого применения в соответствии с требованиями ЕСКД и ЕСПД; </text:p>
      <text:p text:style-name="Комментарии">3) при отсутствии государственных стандартов, определяющих требования к документированию элементов системы, дополнительно включают требования к составу и содержанию таких документов.</text:p>
      <text:h text:style-name="Heading_20_1" text:outline-level="1"><text:bookmark-start text:name="__RefHeading___Toc177034390"/>ИСТОЧНИКИ РАЗРАБОТКИ<text:bookmark-end text:name="__RefHeading___Toc177034390"/></text:h>
      <text:p text:style-name="Комментарии">В разделе «Источники разработки» должны быть перечислены документы и информационные материалы (технико-экономическое обоснование, отчеты о законченных научно-исследовательских работах, информационные материалы на отечественные, зарубежные системы-аналоги и др.), на основании которых разрабатывалось ТЗ и которые должны быть использованы при создании системы.</text:p>
      <text:p text:style-name="ЗАГОЛОВОК_20_ПРИЛОЖЕНИЯ"><text:bookmark-start text:name="__RefHeading___Toc177034391"/>ПРИЛОЖЕНИЕ А<text:bookmark-end text:name="__RefHeading___Toc177034391"/></text:p>
      <text:p text:style-name="Подзаголовок_20_приложения">Название приложения</text:p>
      <text:p text:style-name="P13"><text:bookmark-end text:name="_Ref52756240"/><text:bookmark-end text:name="_Ref52756232"/>СОСТАВИЛИ 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Таблица_20_текст">Наименование организации, предприятия</text:p>
          </table:table-cell>
          <table:table-cell table:style-name="Table1.A1" office:value-type="string">
            <text:p text:style-name="Таблица_20_текст">Должность исполнителя</text:p>
          </table:table-cell>
          <table:table-cell table:style-name="Table1.A1" office:value-type="string">
            <text:p text:style-name="Таблица_20_текст">Фамилия имя, отчество</text:p>
          </table:table-cell>
          <table:table-cell table:style-name="Table1.A1" office:value-type="string">
            <text:p text:style-name="Таблица_20_текст">Подпись</text:p>
          </table:table-cell>
          <table:table-cell table:style-name="Table1.A1" office:value-type="string">
            <text:p text:style-name="Таблица_20_текст">Дата</text:p>
          </table:table-cell>
        </table:table-row>
        <table:table-row table:style-name="Table1.1">
          <table:table-cell table:style-name="Table1.A1" office:value-type="string">
            <text:p text:style-name="Таблица_20_текст"> </text:p>
          </table:table-cell>
          <table:table-cell table:style-name="Table1.A1" office:value-type="string">
            <text:p text:style-name="Таблица_20_текст"> </text:p>
          </table:table-cell>
          <table:table-cell table:style-name="Table1.A1" office:value-type="string">
            <text:p text:style-name="Таблица_20_текст"> </text:p>
          </table:table-cell>
          <table:table-cell table:style-name="Table1.A1" office:value-type="string">
            <text:p text:style-name="Таблица_20_текст"> </text:p>
          </table:table-cell>
          <table:table-cell table:style-name="Table1.A1" office:value-type="string">
            <text:p text:style-name="Таблица_20_текст"> </text:p>
          </table:table-cell>
        </table:table-row>
      </table:table>
      <text:p text:style-name="Обычный">СОГЛАСОВАНО 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Таблица_20_текст">Наименование организации, предприятия</text:p>
          </table:table-cell>
          <table:table-cell table:style-name="Table2.A1" office:value-type="string">
            <text:p text:style-name="Таблица_20_текст">Должность исполнителя</text:p>
          </table:table-cell>
          <table:table-cell table:style-name="Table2.A1" office:value-type="string">
            <text:p text:style-name="Таблица_20_текст">Фамилия имя, отчество</text:p>
          </table:table-cell>
          <table:table-cell table:style-name="Table2.A1" office:value-type="string">
            <text:p text:style-name="Таблица_20_текст">Подпись</text:p>
          </table:table-cell>
          <table:table-cell table:style-name="Table2.A1" office:value-type="string">
            <text:p text:style-name="Таблица_20_текст">Дата</text:p>
          </table:table-cell>
        </table:table-row>
        <table:table-row table:style-name="Table2.1">
          <table:table-cell table:style-name="Table2.A1" office:value-type="string">
            <text:p text:style-name="Таблица_20_текст"> </text:p>
          </table:table-cell>
          <table:table-cell table:style-name="Table2.A1" office:value-type="string">
            <text:p text:style-name="Таблица_20_текст"> </text:p>
          </table:table-cell>
          <table:table-cell table:style-name="Table2.A1" office:value-type="string">
            <text:p text:style-name="Таблица_20_текст"> </text:p>
          </table:table-cell>
          <table:table-cell table:style-name="Table2.A1" office:value-type="string">
            <text:p text:style-name="Таблица_20_текст"> </text:p>
          </table:table-cell>
          <table:table-cell table:style-name="Table2.A1" office:value-type="string">
            <text:p text:style-name="Таблица_20_текст"> </text:p>
          </table:table-cell>
        </table:table-row>
      </table:table>
      <text:p text:style-name="Обычный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" style:family="paragraph" style:parent-style-name="Standard">
      <style:paragraph-properties fo:margin-left="0in" fo:margin-right="0in" fo:line-height="150%" fo:text-align="justify" style:justify-single-word="false" fo:text-indent="0.5909in" style:auto-text-indent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1665in" fo:margin-bottom="0.0417in" style:contextual-spacing="false" fo:break-before="page" fo:keep-with-next="always"/>
      <style:text-properties fo:text-transform="uppercase" fo:font-size="14pt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1665in" fo:margin-bottom="0.0417in" style:contextual-spacing="false" fo:text-align="start" style:justify-single-word="false" fo:keep-with-next="always"/>
      <style:text-properties fo:font-size="13pt" fo:font-weight="bold" style:font-size-asian="13pt" style:font-weight-asian="bold" style:font-size-complex="14pt" style:font-weight-complex="bold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1665in" fo:margin-bottom="0.0417in" style:contextual-spacing="false" fo:keep-with-next="always"/>
      <style:text-properties fo:font-weight="bold" style:font-weight-asian="bold" style:font-size-complex="13pt" style:font-weight-complex="bold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1665in" fo:margin-bottom="0.0417in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6.292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ЗАГОЛОВОК_20__28_титульная_29_" style:display-name="ЗАГОЛОВОК (титульная)" style:family="paragraph" style:parent-style-name="Обычный" style:next-style-name="Обычный" style:default-outline-level="1" style:list-style-name="">
      <style:paragraph-properties fo:margin-left="0in" fo:margin-right="0in" fo:text-align="center" style:justify-single-word="false" fo:text-indent="0in" style:auto-text-indent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Подзаголовок_20__28_титульная_29_" style:display-name="Подзаголовок (титульная)" style:family="paragraph" style:parent-style-name="Обычный" style:next-style-name="Обычный">
      <style:paragraph-properties fo:margin-left="0in" fo:margin-right="0in" fo:text-align="center" style:justify-single-word="false" fo:text-indent="0in" style:auto-text-indent="false"/>
      <style:text-properties fo:font-size="14pt" fo:font-weight="bold" style:font-size-asian="14pt" style:font-weight-asian="bold"/>
    </style:style>
    <style:style style:name="Комментарии" style:family="paragraph" style:parent-style-name="Обычный">
      <style:text-properties fo:color="#ff9900" loext:opacity="100%"/>
    </style:style>
    <style:style style:name="Рисунок" style:family="paragraph" style:parent-style-name="Обычный" style:next-style-name="Обычный">
      <style:paragraph-properties fo:margin-left="0in" fo:margin-right="0in" fo:text-align="center" style:justify-single-word="false" fo:text-indent="0in" style:auto-text-indent="false" fo:keep-with-next="always"/>
    </style:style>
    <style:style style:name="Рисунок_20_подпись" style:display-name="Рисунок подпись" style:family="paragraph" style:parent-style-name="Обычный" style:next-style-name="Обычный">
      <style:paragraph-properties fo:margin-left="0in" fo:margin-right="0in" fo:text-align="center" style:justify-single-word="false" fo:text-indent="0in" style:auto-text-indent="false"/>
      <style:text-properties fo:language="en" fo:country="US" fo:font-weight="bold" style:font-weight-asian="bold"/>
    </style:style>
    <style:style style:name="Таблица_20_название_20_таблицы" style:display-name="Таблица название таблицы" style:family="paragraph" style:parent-style-name="Обычный" style:next-style-name="Обычный">
      <style:paragraph-properties fo:margin-left="0in" fo:margin-right="0in" fo:text-indent="0in" style:auto-text-indent="false" fo:keep-with-next="always"/>
      <style:text-properties fo:font-weight="bold" style:font-weight-asian="bold"/>
    </style:style>
    <style:style style:name="Таблица_20_название_20_столбцов" style:display-name="Таблица название столбцов" style:family="paragraph" style:parent-style-name="Таблица_20_название_20_таблицы" style:next-style-name="Обычный">
      <style:paragraph-properties fo:margin-top="0.0835in" fo:margin-bottom="0.0835in" style:contextual-spacing="false" fo:text-align="center" style:justify-single-word="false"/>
    </style:style>
    <style:style style:name="Таблица_20_текст" style:display-name="Таблица текст" style:family="paragraph" style:parent-style-name="Обычный">
      <style:paragraph-properties fo:margin-left="0in" fo:margin-right="0in" fo:line-height="100%" fo:text-align="start" style:justify-single-word="false" fo:text-indent="0in" style:auto-text-indent="false"/>
    </style:style>
    <style:style style:name="Список_20_2" style:display-name="Список 2" style:family="paragraph" style:parent-style-name="Обычный" style:list-style-name="WW8Num20">
      <style:text-properties fo:language="en" fo:country="US"/>
    </style:style>
    <style:style style:name="Список_20_3" style:display-name="Список 3" style:family="paragraph" style:parent-style-name="Обычный" style:list-style-name="WW8Num15"/>
    <style:style style:name="ЗАГОЛОВОК_20_ПРИЛОЖЕНИЯ" style:display-name="ЗАГОЛОВОК ПРИЛОЖЕНИЯ" style:family="paragraph" style:parent-style-name="Heading_20_1" style:next-style-name="Standard" style:default-outline-level="" style:list-style-name="">
      <style:paragraph-properties fo:margin-left="0in" fo:margin-right="0in" fo:text-align="center" style:justify-single-word="false" fo:text-indent="0in" style:auto-text-indent="false"/>
    </style:style>
    <style:style style:name="Подзаголовок_20_приложения" style:display-name="Подзаголовок приложения" style:family="paragraph" style:parent-style-name="Обычный" style:next-style-name="Обычный">
      <style:paragraph-properties fo:margin-left="0in" fo:margin-right="0in" fo:text-align="center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Дата" style:family="paragraph" style:parent-style-name="Обычный" style:next-style-name="Обычный">
      <style:paragraph-properties fo:margin-left="0in" fo:margin-right="0in" fo:text-align="center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909in" fo:margin-right="0in" fo:text-indent="0in" style:auto-text-indent="false"/>
    </style:style>
    <style:style style:name="Комментарии_20_-_20_список" style:display-name="Комментарии - список" style:family="paragraph" style:parent-style-name="Список_20_2">
      <style:text-properties fo:color="#ff9900" loext:opacity="100%"/>
    </style:style>
    <style:style style:name="Список" style:family="paragraph" style:parent-style-name="Обычный" style:list-style-name="WW8Num7"/>
    <style:style style:name="Таблица_20_текст_20_в_20_ячейках" style:display-name="Таблица текст в ячейках" style:family="paragraph" style:parent-style-name="Таблица_20_текст">
      <style:paragraph-properties fo:margin-top="0.0835in" fo:margin-bottom="0.0835in" style:contextual-spacing="false" fo:line-height="150%" fo:text-align="start" style:justify-single-word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/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1z0" style:family="text"/>
    <style:style style:name="Default_20_Paragraph_20_Font" style:display-name="Default Paragraph Font" style:family="text"/>
    <style:style style:name="Обычный_20_Char_20_Char" style:display-name="Обычный Char Char" style:family="text" style:parent-style-name="Default_20_Paragraph_20_Font">
      <style:text-properties fo:font-size="12pt" fo:language="ru" fo:country="RU" style:font-size-asian="12pt" style:font-size-complex="12pt" style:language-complex="ar" style:country-complex="SA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Комментарии_20_Char_20_Char" style:display-name="Комментарии Char Char" style:family="text" style:parent-style-name="Обычный_20_Char_20_Char">
      <style:text-properties fo:color="#ff9900" loext:opacity="100%"/>
    </style:style>
    <style:style style:name="Подзаголовок_20_приложения_20_Char_20_Char" style:display-name="Подзаголовок приложения Char Char" style:family="text" style:parent-style-name="Обычный_20_Char_20_Char">
      <style:text-properties fo:font-size="14pt" fo:font-weight="bold" style:font-size-asian="14pt" style:font-weight-asian="bold" style:font-size-complex="14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WW8Num2z0" loext:num-list-format="%1%" style:num-format="1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2" text:style-name="WW8Num2z0" loext:num-list-format="%1%.%2%" style:num-format="1" text:display-levels="2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3" text:style-name="WW8Num2z0" loext:num-list-format="%1%.%2%.%3%" style:num-format="1" text:display-levels="3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4" text:style-name="WW8Num2z0" loext:num-list-format="%1%.%2%.%3%.%4%" style:num-format="1" text:display-levels="4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5" text:style-name="WW8Num2z0" loext:num-list-format="%1%.%2%.%3%.%4%.%5%" style:num-format="1" text:display-levels="5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6" text:style-name="WW8Num2z0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7" text:style-name="WW8Num2z0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8" text:style-name="WW8Num2z0" loext:num-list-format="%1%.%2%.%3%.%4%.%5%.%6%.%7%.%8%" style:num-format="1" text:display-levels="8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9" text:style-name="WW8Num2z0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" style:num-format="1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2" text:style-name="WW8Num2z0" loext:num-list-format="%1%.%2%" style:num-format="1" text:display-levels="2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3" text:style-name="WW8Num2z0" loext:num-list-format="%1%.%2%.%3%" style:num-format="1" text:display-levels="3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4" text:style-name="WW8Num2z0" loext:num-list-format="%1%.%2%.%3%.%4%" style:num-format="1" text:display-levels="4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5" text:style-name="WW8Num2z0" loext:num-list-format="%1%.%2%.%3%.%4%.%5%" style:num-format="1" text:display-levels="5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6" text:style-name="WW8Num2z0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7" text:style-name="WW8Num2z0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8" text:style-name="WW8Num2z0" loext:num-list-format="%1%.%2%.%3%.%4%.%5%.%6%.%7%.%8%" style:num-format="1" text:display-levels="8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9" text:style-name="WW8Num2z0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7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0909in" fo:text-indent="-0.2484in" fo:margin-left="1.0909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2" text:style-name="WW8Num12z0" loext:num-list-format="%1%.%2%" style:num-format="1" text:display-levels="2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3" text:style-name="WW8Num12z0" loext:num-list-format="%1%.%2%.%3%" style:num-format="1" text:display-levels="3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4" text:style-name="WW8Num12z0" loext:num-list-format="%1%.%2%.%3%.%4%" style:num-format="1" text:display-levels="4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5" text:style-name="WW8Num12z0" loext:num-list-format="%1%.%2%.%3%.%4%.%5%" style:num-format="1" text:display-levels="5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6" text:style-name="WW8Num12z0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7" text:style-name="WW8Num12z0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8" text:style-name="WW8Num12z0" loext:num-list-format="%1%.%2%.%3%.%4%.%5%.%6%.%7%.%8%" style:num-format="1" text:display-levels="8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9" text:style-name="WW8Num12z0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0909in" fo:text-indent="-0.25in" fo:margin-left="1.0909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8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8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9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9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1252in" fo:text-indent="-0.5339in" fo:margin-left="1.1252in"/>
        </style:list-level-properties>
        <style:text-properties style:font-name="Times New Roman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3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3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9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9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0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0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text:style-name="WW8Num31z0" loext:num-list-format="%1%" style:num-format="1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2" text:style-name="WW8Num31z0" loext:num-list-format="%1%.%2%" style:num-format="1" text:display-levels="2">
        <style:list-level-properties text:list-level-position-and-space-mode="label-alignment">
          <style:list-level-label-alignment text:label-followed-by="space" fo:margin-left="1.5in"/>
        </style:list-level-properties>
      </text:list-level-style-number>
      <text:list-level-style-number text:level="3" text:style-name="WW8Num31z0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1.0909in"/>
        </style:list-level-properties>
      </text:list-level-style-number>
      <text:list-level-style-number text:level="4" text:style-name="WW8Num31z0" loext:num-list-format="%1%.%2%.%3%.%4%" style:num-format="1" text:display-levels="4">
        <style:list-level-properties text:list-level-position-and-space-mode="label-alignment">
          <style:list-level-label-alignment text:label-followed-by="space" fo:text-indent="-0.6in" fo:margin-left="2.7252in"/>
        </style:list-level-properties>
      </text:list-level-style-number>
      <text:list-level-style-number text:level="5" text:style-name="WW8Num31z0" loext:num-list-format="%1%.%2%.%3%.%4%.%5%" style:num-format="1" text:display-levels="5">
        <style:list-level-properties text:list-level-position-and-space-mode="label-alignment">
          <style:list-level-label-alignment text:label-followed-by="space" fo:margin-left="0.5in"/>
        </style:list-level-properties>
      </text:list-level-style-number>
      <text:list-level-style-number text:level="6" text:style-name="WW8Num31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3909in" fo:text-indent="-0.8in" fo:margin-left="1.3909in"/>
        </style:list-level-properties>
      </text:list-level-style-number>
      <text:list-level-style-number text:level="7" text:style-name="WW8Num31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4909in" fo:text-indent="-0.9in" fo:margin-left="1.4909in"/>
        </style:list-level-properties>
      </text:list-level-style-number>
      <text:list-level-style-number text:level="8" text:style-name="WW8Num3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5909in" fo:text-indent="-1in" fo:margin-left="1.5909in"/>
        </style:list-level-properties>
      </text:list-level-style-number>
      <text:list-level-style-number text:level="9" text:style-name="WW8Num3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6909in" fo:text-indent="-1.1in" fo:margin-left="1.69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4925in" fo:margin-bottom="0.4925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Page_20_Number"><text:page-number text:select-page="current">2</text:page-number></text:span></text:p>
      </style:header>
      <style:header-first>
        <text:p text:style-name="Header"/>
      </style:header-first>
    </style:master-page>
    <style:master-page style:name="Convert_20_1" style:display-name="Convert 1" style:page-layout-name="Mpm2" draw:style-name="Mdp1" style:next-style-name="Convert_20_2">
      <style:header>
        <text:p text:style-name="MP1"><text:span text:style-name="Page_20_Number"><text:page-number text:select-page="current">9</text:page-number></text:span></text:p>
      </style:header>
      <style:header-first>
        <text:p text:style-name="MP1"><text:span text:style-name="Page_20_Number"><text:page-number text:select-page="current">5</text:page-number></text:span></text:p>
      </style:header-first>
      <style:footer>
        <text:p text:style-name="Standard"/>
      </style:footer>
      <style:footer-first>
        <text:p text:style-name="Standard"/>
      </style:footer-first>
    </style:master-page>
    <style:master-page style:name="Convert_20_2" style:display-name="Convert 2" style:page-layout-name="Mpm3" draw:style-name="Mdp1">
      <style:header>
        <text:p text:style-name="MP1"><text:span text:style-name="Page_20_Number"><text:page-number text:select-page="current">26</text:page-number></text:span></text:p>
      </style:header>
      <style:header-first>
        <text:p text:style-name="MP1"><text:span text:style-name="Page_20_Number"><text:page-number text:select-page="current">6</text:page-number></text:span></text:p>
      </style:header-first>
      <style:footer>
        <text:p text:style-name="Standard"/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Техническое задание на АС ГОСТ 34</dc:title>
    <dc:subject/>
    <meta:keyword/>
    <dc:description/>
    <meta:initial-creator>RuGost</meta:initial-creator>
    <meta:creation-date>2007-09-08T23:02:00</meta:creation-date>
    <dc:date>2023-09-18T20:41:38.172890149</dc:date>
    <meta:print-date>2004-12-03T14:11:00</meta:print-date>
    <meta:editing-cycles>6</meta:editing-cycles>
    <meta:editing-duration>PT2H9M35S</meta:editing-duration>
    <meta:generator>LibreOffice/7.6.1.2$Linux_X86_64 LibreOffice_project/60$Build-2</meta:generator>
    <meta:document-statistic meta:table-count="3" meta:image-count="0" meta:object-count="0" meta:page-count="26" meta:paragraph-count="377" meta:word-count="3332" meta:character-count="27240" meta:non-whitespace-character-count="24261"/>
  </office:meta>
</office:document-meta>
</file>